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34.39">
            <text:p>34.39</text:p>
          </table:table-cell>
          <table:table-cell table:formula="of:=[.B2]/[.C2]" office:value-type="float" office:value="930.503053213143">
            <text:p>930.50305321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2.95">
            <text:p>42.95</text:p>
          </table:table-cell>
          <table:table-cell table:formula="of:=[.B3]/[.C3]" office:value-type="float" office:value="745.052386495926">
            <text:p>745.0523864959</text:p>
          </table:table-cell>
        </table:table-row>
        <table:table-row table:style-name="ro1">
          <table:table-cell table:number-columns-repeated="3"/>
          <table:table-cell table:formula="of:=SUM([.D2:.D3])/2" office:value-type="float" office:value="837.777719854534">
            <text:p>837.7777198545</text:p>
          </table:table-cell>
        </table:table-row>
        <table:table-row table:style-name="ro1">
          <table:table-cell table:number-columns-repeated="3"/>
          <table:table-cell table:formula="of:=STDEV([.D2:.D3])" office:value-type="float" office:value="131.133424011311">
            <text:p>131.13342401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72.1">
            <text:p>172.1</text:p>
          </table:table-cell>
          <table:table-cell table:formula="of:=[.B8]/[.C8]" office:value-type="float" office:value="743.753631609529">
            <text:p>743.75363160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44.72">
            <text:p>144.72</text:p>
          </table:table-cell>
          <table:table-cell table:formula="of:=[.B9]/[.C9]" office:value-type="float" office:value="884.466556108347">
            <text:p>884.4665561083</text:p>
          </table:table-cell>
        </table:table-row>
        <table:table-row table:style-name="ro1">
          <table:table-cell table:number-columns-repeated="3"/>
          <table:table-cell table:formula="of:=SUM([.D8:.D9])/2" office:value-type="float" office:value="814.110093858938">
            <text:p>814.1100938589</text:p>
          </table:table-cell>
        </table:table-row>
        <table:table-row table:style-name="ro1">
          <table:table-cell table:number-columns-repeated="3"/>
          <table:table-cell table:formula="of:=STDEV([.D8:.D9])" office:value-type="float" office:value="99.4990631137047">
            <text:p>99.499063113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657.2">
            <text:p>657.2</text:p>
          </table:table-cell>
          <table:table-cell table:formula="of:=[.B15]/[.C15]" office:value-type="float" office:value="779.062690200852">
            <text:p>779.062690200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597.96">
            <text:p>597.96</text:p>
          </table:table-cell>
          <table:table-cell table:formula="of:=[.B16]/[.C16]" office:value-type="float" office:value="856.244564853836">
            <text:p>856.2445648538</text:p>
          </table:table-cell>
        </table:table-row>
        <table:table-row table:style-name="ro1">
          <table:table-cell table:number-columns-repeated="3"/>
          <table:table-cell table:formula="of:=SUM([.D15:.D16])/2" office:value-type="float" office:value="817.653627527344">
            <text:p>817.6536275273</text:p>
          </table:table-cell>
        </table:table-row>
        <table:table-row table:style-name="ro1">
          <table:table-cell table:number-columns-repeated="3"/>
          <table:table-cell table:formula="of:=STDEV([.D15:.D16])" office:value-type="float" office:value="54.5758269518153">
            <text:p>54.575826951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61.26">
            <text:p>2561.26</text:p>
          </table:table-cell>
          <table:table-cell table:formula="of:=[.B22]/[.C22]" office:value-type="float" office:value="799.60644370349">
            <text:p>799.606443703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14.85">
            <text:p>2514.85</text:p>
          </table:table-cell>
          <table:table-cell table:formula="of:=[.B23]/[.C23]" office:value-type="float" office:value="814.362685647255">
            <text:p>814.3626856473</text:p>
          </table:table-cell>
        </table:table-row>
        <table:table-row table:style-name="ro1">
          <table:table-cell table:number-columns-repeated="3"/>
          <table:table-cell table:formula="of:=SUM([.D22:.D23])/2" office:value-type="float" office:value="806.984564675373">
            <text:p>806.9845646754</text:p>
          </table:table-cell>
        </table:table-row>
        <table:table-row table:style-name="ro1">
          <table:table-cell table:number-columns-repeated="3"/>
          <table:table-cell table:formula="of:=STDEV([.D22:.D23])" office:value-type="float" office:value="10.4342387432661">
            <text:p>10.4342387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7T03:13:08</dc:date>
    <meta:editing-duration>PT7M10S</meta:editing-duration>
    <meta:editing-cycles>16</meta:editing-cycles>
    <dc:creator>alogo </dc:creator>
    <meta:document-statistic meta:table-count="1" meta:cell-count="56" meta:object-count="0"/>
  </office:meta>
</office:document-meta>
</file>